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37cm" fo:min-width="0.7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5cm" fo:min-width="2.5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2cm" svg:height="0.787cm" svg:x="6.436cm" svg:y="3.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048cm" svg:height="0.8cm" svg:x="5.552cm" svg:y="5.7cm">
          <text:p text:style-name="P1"><text:span text:style-name="T1">factoria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036cm" svg:y1="4.387cm" svg:x2="7.076cm" svg:y2="5.7cm" draw:start-shape="id1" draw:start-glue-point="2" draw:end-shape="id2" draw:end-glue-point="0" svg:d="M7036 4387l40 1313" svg:viewBox="0 0 41 1314">
          <text:p/>
        </draw:connector>
        <draw:connector draw:style-name="gr3" draw:text-style-name="P3" draw:layer="layout" draw:type="curve" svg:x1="7.076cm" svg:y1="6.5cm" svg:x2="8.6cm" svg:y2="6.1cm" draw:start-shape="id2" draw:start-glue-point="2" draw:end-shape="id2" draw:end-glue-point="1" svg:d="M7076 6500c0 751 1013 627 1582 339s693-739-58-739" svg:viewBox="0 0 2049 9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24M22S</meta:editing-duration>
    <meta:editing-cycles>15</meta:editing-cycles>
    <meta:generator>LibreOffice/6.1.0.3$MacOSX_X86_64 LibreOffice_project/efb621ed25068d70781dc026f7e9c5187a4decd1</meta:generator>
    <dc:date>2018-08-25T19:06:11.277175356</dc:date>
    <meta:document-statistic meta:object-count="4"/>
  </office:meta>
</office:document-meta>
</file>